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3" style:parent-style-name="Policepardéfaut" style:family="text">
      <style:text-properties fo:color="#467886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T6" style:parent-style-name="Policepardéfaut" style:family="text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list-style-name="LFO2" style:family="paragraph"/>
    <style:style style:name="T13" style:parent-style-name="Policepardéfaut" style:family="text">
      <style:text-properties fo:font-weight="bold" style:font-weight-asian="bold" style:font-weight-complex="bold"/>
    </style:style>
    <style:style style:name="T14" style:parent-style-name="Policepardéfaut" style:family="text">
      <style:text-properties fo:font-weight="bold" style:font-weight-asian="bold" style:font-weight-complex="bold"/>
    </style:style>
    <style:style style:name="T15" style:parent-style-name="Policepardéfaut" style:family="text">
      <style:text-properties fo:font-weight="bold" style:font-weight-asian="bold" style:font-weight-complex="bold"/>
    </style:style>
    <style:style style:name="P16" style:parent-style-name="Normal" style:list-style-name="LFO2" style:family="paragraph"/>
    <style:style style:name="T17" style:parent-style-name="Policepardéfaut" style:family="text">
      <style:text-properties fo:font-weight="bold" style:font-weight-asian="bold" style:font-weight-complex="bold"/>
    </style:style>
    <style:style style:name="T18" style:parent-style-name="Policepardéfaut" style:family="text">
      <style:text-properties fo:font-weight="bold" style:font-weight-asian="bold" style:font-weight-complex="bold"/>
    </style:style>
    <style:style style:name="T19" style:parent-style-name="Policepardéfaut" style:family="text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list-style-name="LFO3" style:family="paragraph"/>
    <style:style style:name="T22" style:parent-style-name="Policepardéfaut" style:family="text">
      <style:text-properties fo:font-weight="bold" style:font-weight-asian="bold" style:font-weight-complex="bold"/>
    </style:style>
    <style:style style:name="P23" style:parent-style-name="Normal" style:list-style-name="LFO3" style:family="paragraph"/>
    <style:style style:name="T24" style:parent-style-name="Policepardéfaut" style:family="text">
      <style:text-properties fo:font-weight="bold" style:font-weight-asian="bold" style:font-weight-complex="bold"/>
    </style:style>
    <style:style style:name="T25" style:parent-style-name="Policepardéfaut" style:family="text">
      <style:text-properties fo:font-weight="bold" style:font-weight-asian="bold" style:font-weight-complex="bold"/>
    </style:style>
    <style:style style:name="P26" style:parent-style-name="Normal" style:list-style-name="LFO3" style:family="paragraph"/>
    <style:style style:name="T27" style:parent-style-name="Policepardéfaut" style:family="text">
      <style:text-properties fo:font-weight="bold" style:font-weight-asian="bold" style:font-weight-complex="bold"/>
    </style:style>
    <style:style style:name="P28" style:parent-style-name="Normal" style:list-style-name="LFO3" style:family="paragraph"/>
    <style:style style:name="T29" style:parent-style-name="Policepardéfaut" style:family="text">
      <style:text-properties style:font-name="Segoe UI Emoji" style:font-name-complex="Segoe UI Emoji"/>
    </style:style>
    <style:style style:name="T30" style:parent-style-name="Policepardéfaut" style:family="text">
      <style:text-properties fo:font-weight="bold" style:font-weight-asian="bold" style:font-weight-complex="bold"/>
    </style:style>
    <style:style style:name="P31" style:parent-style-name="Normal" style:list-style-name="LFO3" style:family="paragraph"/>
    <style:style style:name="T32" style:parent-style-name="Policepardéfaut" style:family="text">
      <style:text-properties style:font-name="Segoe UI Emoji" style:font-name-complex="Segoe UI Emoji"/>
    </style:style>
    <style:style style:name="T33" style:parent-style-name="Policepardéfaut" style:family="text">
      <style:text-properties fo:font-weight="bold" style:font-weight-asian="bold" style:font-weight-complex="bold"/>
    </style:style>
    <style:style style:name="T34" style:parent-style-name="Policepardéfaut" style:family="text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list-style-name="LFO4" style:family="paragraph"/>
    <style:style style:name="T38" style:parent-style-name="Policepardéfaut" style:family="text">
      <style:text-properties fo:font-weight="bold" style:font-weight-asian="bold" style:font-weight-complex="bold"/>
    </style:style>
    <style:style style:name="P39" style:parent-style-name="Normal" style:list-style-name="LFO4" style:family="paragraph"/>
    <style:style style:name="T40" style:parent-style-name="Policepardéfaut" style:family="text">
      <style:text-properties fo:font-weight="bold" style:font-weight-asian="bold" style:font-weight-complex="bold"/>
    </style:style>
    <style:style style:name="T41" style:parent-style-name="Policepardéfaut" style:family="text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P43" style:parent-style-name="Normal" style:family="paragraph">
      <style:text-properties fo:font-weight="bold" style:font-weight-asian="bold" style:font-weight-complex="bold"/>
    </style:style>
    <style:style style:name="P44" style:parent-style-name="Normal" style:list-style-name="LFO5" style:family="paragraph"/>
    <style:style style:name="T45" style:parent-style-name="Policepardéfaut" style:family="text">
      <style:text-properties fo:font-weight="bold" style:font-weight-asian="bold" style:font-weight-complex="bold"/>
    </style:style>
    <style:style style:name="P46" style:parent-style-name="Normal" style:list-style-name="LFO5" style:family="paragraph"/>
    <style:style style:name="P47" style:parent-style-name="Normal" style:list-style-name="LFO5" style:family="paragraph"/>
    <style:style style:name="T48" style:parent-style-name="Policepardéfaut" style:family="text">
      <style:text-properties fo:font-weight="bold" style:font-weight-asian="bold" style:font-weight-complex="bold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T50" style:parent-style-name="Policepardéfaut" style:family="text">
      <style:text-properties fo:font-weight="bold" style:font-weight-asian="bold" style:font-weight-complex="bold"/>
    </style:style>
    <style:style style:name="P51" style:parent-style-name="Normal" style:list-style-name="LFO6" style:family="paragraph"/>
    <style:style style:name="P52" style:parent-style-name="Normal" style:list-style-name="LFO6" style:family="paragraph"/>
    <style:style style:name="T53" style:parent-style-name="Policepardéfaut" style:family="text">
      <style:text-properties fo:font-weight="bold" style:font-weight-asian="bold" style:font-weight-complex="bold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T55" style:parent-style-name="Policepardéfaut" style:family="text">
      <style:text-properties fo:font-weight="bold" style:font-weight-asian="bold" style:font-weight-complex="bold"/>
    </style:style>
    <style:style style:name="P56" style:parent-style-name="Normal" style:family="paragraph">
      <style:text-properties fo:font-weight="bold" style:font-weight-asian="bold" style:font-weight-complex="bold"/>
    </style:style>
    <style:style style:name="P57" style:parent-style-name="Normal" style:family="paragraph">
      <style:text-properties fo:font-weight="bold" style:font-weight-asian="bold" style:font-weight-complex="bold"/>
    </style:style>
    <style:style style:name="T58" style:parent-style-name="Policepardéfaut" style:family="text">
      <style:text-properties fo:font-style="italic" style:font-style-asian="italic" style:font-style-complex="italic"/>
    </style:style>
    <style:style style:name="T59" style:parent-style-name="Policepardéfaut" style:family="text">
      <style:text-properties fo:font-style="italic" style:font-style-asian="italic" style:font-style-complex="italic"/>
    </style:style>
    <style:style style:name="T60" style:parent-style-name="Policepardéfaut" style:family="text">
      <style:text-properties fo:font-weight="bold" style:font-weight-asian="bold" style:font-weight-complex="bold"/>
    </style:style>
    <style:style style:name="P61" style:parent-style-name="Normal" style:family="paragraph">
      <style:text-properties fo:font-weight="bold" style:font-weight-asian="bold" style:font-weight-complex="bold"/>
    </style:style>
    <style:style style:name="T62" style:parent-style-name="Policepardéfaut" style:family="text">
      <style:text-properties fo:font-weight="bold" style:font-weight-asian="bold" style:font-weight-complex="bold"/>
    </style:style>
    <style:style style:name="T63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4" style:parent-style-name="Policepardéfaut" style:family="text">
      <style:text-properties fo:font-weight="bold" style:font-weight-asian="bold" style:font-weight-complex="bold"/>
    </style:style>
    <style:style style:name="T65" style:parent-style-name="Policepardéfaut" style:family="text">
      <style:text-properties fo:font-weight="bold" style:font-weight-asian="bold" style:font-weight-complex="bold"/>
    </style:style>
    <style:style style:name="P66" style:parent-style-name="Normal" style:family="paragraph">
      <style:text-properties fo:font-weight="bold" style:font-weight-asian="bold" style:font-weight-complex="bold"/>
    </style:style>
    <style:style style:name="TableColumn68" style:family="table-column">
      <style:table-column-properties style:column-width="1.9916in"/>
    </style:style>
    <style:style style:name="TableColumn69" style:family="table-column">
      <style:table-column-properties style:column-width="4.2125in"/>
    </style:style>
    <style:style style:name="Table67" style:family="table">
      <style:table-properties style:width="6.2041in" fo:margin-left="0in" table:align="left"/>
    </style:style>
    <style:style style:name="TableRow70" style:family="table-row">
      <style:table-row-properties/>
    </style:style>
    <style:style style:name="TableCell7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72" style:parent-style-name="Policepardéfaut" style:family="text">
      <style:text-properties fo:font-weight="bold" style:font-weight-asian="bold" style:font-weight-complex="bold"/>
    </style:style>
    <style:style style:name="TableCell7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74" style:parent-style-name="Policepardéfaut" style:family="text">
      <style:text-properties fo:font-weight="bold" style:font-weight-asian="bold" style:font-weight-complex="bold"/>
    </style:style>
    <style:style style:name="TableRow75" style:family="table-row">
      <style:table-row-properties/>
    </style:style>
    <style:style style:name="TableCell7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77" style:parent-style-name="Policepardéfaut" style:family="text">
      <style:text-properties fo:font-weight="bold" style:font-weight-asian="bold" style:font-weight-complex="bold"/>
    </style:style>
    <style:style style:name="TableCell7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Row79" style:family="table-row">
      <style:table-row-properties/>
    </style:style>
    <style:style style:name="TableCell8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81" style:parent-style-name="Policepardéfaut" style:family="text">
      <style:text-properties fo:font-weight="bold" style:font-weight-asian="bold" style:font-weight-complex="bold"/>
    </style:style>
    <style:style style:name="TableCell8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Row83" style:family="table-row">
      <style:table-row-properties/>
    </style:style>
    <style:style style:name="TableCell8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85" style:parent-style-name="Policepardéfaut" style:family="text">
      <style:text-properties fo:font-weight="bold" style:font-weight-asian="bold" style:font-weight-complex="bold"/>
    </style:style>
    <style:style style:name="TableCell8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Row87" style:family="table-row">
      <style:table-row-properties/>
    </style:style>
    <style:style style:name="TableCell8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89" style:parent-style-name="Policepardéfaut" style:family="text">
      <style:text-properties fo:font-weight="bold" style:font-weight-asian="bold" style:font-weight-complex="bold"/>
    </style:style>
    <style:style style:name="TableCell9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Row91" style:family="table-row">
      <style:table-row-properties/>
    </style:style>
    <style:style style:name="TableCell9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93" style:parent-style-name="Policepardéfaut" style:family="text">
      <style:text-properties fo:font-weight="bold" style:font-weight-asian="bold" style:font-weight-complex="bold"/>
    </style:style>
    <style:style style:name="TableCell9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95" style:parent-style-name="Policepardéfaut" style:family="text">
      <style:text-properties fo:font-style="italic" style:font-style-asian="italic" style:font-style-complex="italic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Guide Utilisateur : Plateforme de Détection de Fraude G4</text:p>
      <text:p text:style-name="P2"/>
      <text:p text:style-name="Normal">Version : 1.0 (Production)</text:p>
      <text:p text:style-name="Normal">Audience : Analystes Fraude, Risk Managers, Auditeurs</text:p>
      <text:p text:style-name="Normal">URL d'accès :<text:s/><text:a xlink:href="https://patrickcharda-detectionfraude.hf.space/" office:target-frame-name="_top" xlink:show="replace"><text:span text:style-name="Lienhypertexte">https://patrickcharda-detectionfraude.hf.space/</text:span></text:a></text:p>
      <text:p text:style-name="Normal"><text:span text:style-name="T3"><draw:custom-shape svg:x="0in" svg:y="0in" svg:width="45.51042in" svg:height="0.00139in" draw:id="id0" draw:style-name="a0" draw:name="Horizontal Line 43" text:anchor-type="as-char"><svg:title/><svg:desc/><draw:enhanced-geometry draw:type="non-primitive" svg:viewBox="0 0 21600 21600" draw:enhanced-path="M 0 0 L 21600 0 21600 21600 0 21600 Z N"/></draw:custom-shape></text:span></text:p>
      <text:p text:style-name="P4">1. Introduction</text:p>
      <text:p text:style-name="Normal">Ce tableau de bord, propulsé par l'Intelligence Artificielle (XGBoost), permet d'évaluer en temps réel le risque de fraude lié aux transactions financières. Il offre deux modes d'analyse :</text:p>
      <text:list text:style-name="LFO1" text:continue-numbering="true">
        <text:list-item>
          <text:p text:style-name="P5"><text:span text:style-name="T6">Analyse Unitaire :</text:span><text:s/>Pour l'investigation approfondie d'une transaction spécifique.</text:p>
        </text:list-item>
        <text:list-item>
          <text:p text:style-name="P7"><text:span text:style-name="T8">Audit de Masse :</text:span><text:s/>Pour le traitement par lots (batch) de fichiers CSV volumineux.</text:p>
        </text:list-item>
      </text:list>
      <text:p text:style-name="Normal"><draw:custom-shape svg:x="0in" svg:y="0in" svg:width="45.51042in" svg:height="0.00139in" draw:id="id1" draw:style-name="a1" draw:name="Horizontal Line 44" text:anchor-type="as-char"><svg:title/><svg:desc/><draw:enhanced-geometry draw:type="non-primitive" svg:viewBox="0 0 21600 21600" draw:enhanced-path="M 0 0 L 21600 0 21600 21600 0 21600 Z N"/></draw:custom-shape></text:p>
      <text:p text:style-name="P9">2. Interface Principale</text:p>
      <text:p text:style-name="Normal">L'interface est conçue pour une lecture rapide des alertes critiques (Rouge) et des indicateurs de confiance (Bleu).</text:p>
      <text:p text:style-name="Normal">[CAPTURE D'ÉCRAN 1 : Vue d'ensemble de l'application ouverte, sans données chargées]</text:p>
      <text:p text:style-name="Normal">Légende : L'interface est divisée en trois zones : Contrôles (gauche), Résultats (centre), et Outils de simulation (droite).</text:p>
      <text:p text:style-name="Normal"><draw:custom-shape svg:x="0in" svg:y="0in" svg:width="45.51042in" svg:height="0.00139in" draw:id="id2" draw:style-name="a2" draw:name="Horizontal Line 45" text:anchor-type="as-char"><svg:title/><svg:desc/><draw:enhanced-geometry draw:type="non-primitive" svg:viewBox="0 0 21600 21600" draw:enhanced-path="M 0 0 L 21600 0 21600 21600 0 21600 Z N"/></draw:custom-shape></text:p>
      <text:p text:style-name="P10">3. Analyse Unitaire (Simulation &amp; JSON)</text:p>
      <text:p text:style-name="Normal">Cette fonctionnalité permet de comprendre pourquoi l'IA accepte ou rejette une transaction.</text:p>
      <text:p text:style-name="P11">Étape 1 : Charger une transaction</text:p>
      <text:p text:style-name="Normal">Vous avez deux options :</text:p>
      <text:list text:style-name="LFO2" text:continue-numbering="true">
        <text:list-item>
          <text:p text:style-name="P12"><text:span text:style-name="T13">Simulation interne :</text:span><text:s/>Utilisez les boutons<text:s/><text:span text:style-name="T14">"GENERATE FRAUD"</text:span><text:s/>(génère un cas suspect test) ou<text:s/><text:span text:style-name="T15">"GENERATE LEGIT"</text:span><text:s/>(génère un cas sain).</text:p>
        </text:list-item>
        <text:list-item>
          <text:p text:style-name="P16"><text:span text:style-name="T17">Audit externe :</text:span><text:s/>Glissez-déposez un fichier .json contenant les données d'une transaction réelle dans la zone<text:s/><text:span text:style-name="T18">"FILE AUDITOR"</text:span>.</text:p>
        </text:list-item>
      </text:list>
      <text:soft-page-break/>
      <text:p text:style-name="Normal"><text:span text:style-name="T19">[CAPTURE D'ÉCRAN 2 : Zoom sur la barre latérale gauche avec les boutons et l'uploader JSON]</text:span></text:p>
      <text:p text:style-name="P20">Étape 2 : Lecture du Verdict</text:p>
      <text:p text:style-name="Normal">Une fois la transaction chargée, le résultat s'affiche instantanément au centre.</text:p>
      <text:list text:style-name="LFO3" text:continue-numbering="true">
        <text:list-item>
          <text:p text:style-name="P21"><text:span text:style-name="T22">Score :</text:span><text:s/>Probabilité de fraude (0% à 100%).</text:p>
        </text:list-item>
        <text:list-item>
          <text:p text:style-name="P23"><text:span text:style-name="T24">Seuil d'alerte :</text:span><text:s/>Fixé à<text:s/><text:span text:style-name="T25">30%</text:span>.</text:p>
        </text:list-item>
        <text:list-item>
          <text:p text:style-name="P26"><text:span text:style-name="T27">Code Couleur :</text:span></text:p>
          <text:list text:continue-numbering="true">
            <text:list-item>
              <text:p text:style-name="P28"><text:span text:style-name="T29">🟦</text:span><text:s/><text:span text:style-name="T30">Bleu :</text:span><text:s/>Transaction Légitime.</text:p>
            </text:list-item>
            <text:list-item>
              <text:p text:style-name="P31"><text:span text:style-name="T32">🟥</text:span><text:s/><text:span text:style-name="T33">Rouge :</text:span><text:s/>Fraude Détectée (Alerte).</text:p>
            </text:list-item>
          </text:list>
        </text:list-item>
      </text:list>
      <text:p text:style-name="Normal"><text:span text:style-name="T34">[CAPTURE D'ÉCRAN 3 : Le bloc central "FRAUDE DÉTECTÉE" en rouge avec le score visible]</text:span></text:p>
      <text:p text:style-name="P35">Étape 3 : Le Diagnostic Décisionnel (Interprétabilité)</text:p>
      <text:p text:style-name="Normal">Situé en haut de l'analyse, ce bloc traduit la mathématique du modèle en langage métier. Il liste les 5 raisons principales de la décision.</text:p>
      <text:p text:style-name="Normal">[CAPTURE D'ÉCRAN 4 : Le bloc "Diagnostic Décisionnel" avec la liste à puces des facteurs]</text:p>
      <text:p text:style-name="Normal">Exemple de lecture : "L'algorithme a corrélé cette décision aux facteurs suivants : Shipping Distance (+0.45)..."</text:p>
      <text:p text:style-name="P36">Étape 4 : Analyse Technique (SHAP)</text:p>
      <text:p text:style-name="Normal">Le graphique en cascade (Waterfall) détaille l'impact exact de chaque variable.</text:p>
      <text:list text:style-name="LFO4" text:continue-numbering="true">
        <text:list-item>
          <text:p text:style-name="P37">Les barres<text:s/><text:span text:style-name="T38">rouges</text:span><text:s/>poussent le score vers la fraude.</text:p>
        </text:list-item>
        <text:list-item>
          <text:p text:style-name="P39">Les barres<text:s/><text:span text:style-name="T40">bleues</text:span><text:s/>font baisser le risque.</text:p>
        </text:list-item>
      </text:list>
      <text:p text:style-name="Normal"><text:span text:style-name="T41">[CAPTURE D'ÉCRAN 5 : Le graphique SHAP Waterfall sur fond noir]</text:span></text:p>
      <text:p text:style-name="Normal"><draw:custom-shape svg:x="0in" svg:y="0in" svg:width="45.51042in" svg:height="0.00139in" draw:id="id3" draw:style-name="a3" draw:name="Horizontal Line 46" text:anchor-type="as-char"><svg:title/><svg:desc/><draw:enhanced-geometry draw:type="non-primitive" svg:viewBox="0 0 21600 21600" draw:enhanced-path="M 0 0 L 21600 0 21600 21600 0 21600 Z N"/></draw:custom-shape></text:p>
      <text:p text:style-name="P42">4. Audit de Masse (Batch Processing)</text:p>
      <text:p text:style-name="Normal">Cette fonctionnalité est destinée au traitement de gros volumes de données pour calculer l'exposition financière au risque.</text:p>
      <text:p text:style-name="P43">Procédure d'Audit</text:p>
      <text:list text:style-name="LFO5" text:continue-numbering="true">
        <text:list-item>
          <text:p text:style-name="P44">Dans la colonne de gauche, localisez la section<text:s/><text:span text:style-name="T45">"3. BATCH AUDITOR (CSV)"</text:span>.</text:p>
        </text:list-item>
        <text:list-item>
          <text:p text:style-name="P46">Chargez votre fichier .csv (celui-ci doit respecter la structure du modèle).</text:p>
        </text:list-item>
        <text:list-item>
          <text:p text:style-name="P47">Une barre de progression s'affiche pendant l'analyse.</text:p>
        </text:list-item>
      </text:list>
      <text:p text:style-name="Normal"><text:span text:style-name="T48">[CAPTURE D'ÉCRAN 6 : La barre de progression en cours de chargement]</text:span></text:p>
      <text:p text:style-name="P49">Résultats de l'Audit</text:p>
      <text:p text:style-name="Normal">L'application génère un tableau dynamique filtrant<text:s/><text:span text:style-name="T50">uniquement les fraudes détectées</text:span><text:s/>(Score &gt; 30%).</text:p>
      <text:list text:style-name="LFO6" text:continue-numbering="true">
        <text:list-item>
          <text:p text:style-name="P51">Les colonnes sont regroupées intelligemment (Pays Client, Pays Banque, Catégorie).</text:p>
        </text:list-item>
        <text:list-item>
          <text:p text:style-name="P52">Un dégradé de rouge met en évidence les probabilités les plus fortes.</text:p>
        </text:list-item>
      </text:list>
      <text:p text:style-name="Normal"><text:span text:style-name="T53">[CAPTURE D'ÉCRAN 7 : Le tableau des résultats de l'audit de masse]</text:span></text:p>
      <text:p text:style-name="P54">Impact Financier</text:p>
      <text:p text:style-name="Normal">En bas du tableau, un encart spécial calcule la somme totale des montants frauduleux détectés. C'est le montant des pertes potentielles évitées grâce à l'outil.</text:p>
      <text:p text:style-name="Normal"><text:span text:style-name="T55">[CAPTURE D'ÉCRAN 8 : L'encart final "PERTE POTENTIELLE TOTALE ÉVITÉE" avec le montant en gros]</text:span></text:p>
      <text:p text:style-name="Normal"><draw:custom-shape svg:x="0in" svg:y="0in" svg:width="45.51042in" svg:height="0.00139in" draw:id="id4" draw:style-name="a4" draw:name="Horizontal Line 47" text:anchor-type="as-char"><svg:title/><svg:desc/><draw:enhanced-geometry draw:type="non-primitive" svg:viewBox="0 0 21600 21600" draw:enhanced-path="M 0 0 L 21600 0 21600 21600 0 21600 Z N"/></draw:custom-shape></text:p>
      <text:p text:style-name="P56">5. Fonctionnalités Avancées</text:p>
      <text:p text:style-name="P57">Comparaison avec le Modèle Global</text:p>
      <text:p text:style-name="Normal">En bas de page, un tableau compare l'impact des facteurs sur<text:s/><text:span text:style-name="T58">cette</text:span><text:s/>transaction par rapport à leur impact<text:s/><text:span text:style-name="T59">moyen</text:span><text:s/>sur l'ensemble des données historiques. Cela permet de détecter des anomalies comportementales atypiques.</text:p>
      <text:p text:style-name="Normal"><text:span text:style-name="T60">[CAPTURE D'ÉCRAN 9 : Le tableau "Comparaison vs Modèle Global"]</text:span></text:p>
      <text:p text:style-name="P61">Réinitialisation (Global Reset)</text:p>
      <text:p text:style-name="Normal">Pour effacer toutes les données, vider les caches et relancer une nouvelle session d'analyse, cliquez sur le<text:s/><text:span text:style-name="T62">Triangle Animé (</text:span><text:span text:style-name="T63">▲</text:span><text:span text:style-name="T64">)</text:span><text:s/>situé au centre, qui pointe vers le logo.</text:p>
      <text:p text:style-name="Normal"><text:span text:style-name="T65">[CAPTURE D'ÉCRAN 10 : Le triangle animé et le bouton LOGO_TRIGGER]</text:span></text:p>
      <text:p text:style-name="Normal"><draw:custom-shape svg:x="0in" svg:y="0in" svg:width="45.51042in" svg:height="0.00139in" draw:id="id5" draw:style-name="a5" draw:name="Horizontal Line 48" text:anchor-type="as-char"><svg:title/><svg:desc/><draw:enhanced-geometry draw:type="non-primitive" svg:viewBox="0 0 21600 21600" draw:enhanced-path="M 0 0 L 21600 0 21600 21600 0 21600 Z N"/></draw:custom-shape></text:p>
      <text:p text:style-name="P66">6. Glossaire des Données</text:p>
      <table:table table:style-name="Table67">
        <table:table-columns>
          <table:table-column table:style-name="TableColumn68"/>
          <table:table-column table:style-name="TableColumn69"/>
        </table:table-columns>
        <table:table-header-rows>
          <table:table-row table:style-name="TableRow70">
            <table:table-cell table:style-name="TableCell71">
              <text:p text:style-name="Normal"><text:span text:style-name="T72">Champ</text:span></text:p>
            </table:table-cell>
            <table:table-cell table:style-name="TableCell73">
              <text:p text:style-name="Normal"><text:span text:style-name="T74">Description</text:span></text:p>
            </table:table-cell>
          </table:table-row>
        </table:table-header-rows>
        <table:table-row table:style-name="TableRow75">
          <table:table-cell table:style-name="TableCell76">
            <text:p text:style-name="Normal"><text:span text:style-name="T77">amount</text:span></text:p>
          </table:table-cell>
          <table:table-cell table:style-name="TableCell78">
            <text:p text:style-name="Normal">Montant de la transaction en devise locale.</text:p>
          </table:table-cell>
        </table:table-row>
        <table:table-row table:style-name="TableRow79">
          <table:table-cell table:style-name="TableCell80">
            <text:p text:style-name="Normal"><text:span text:style-name="T81">shipping_distance</text:span></text:p>
          </table:table-cell>
          <table:table-cell table:style-name="TableCell82">
            <text:p text:style-name="Normal">Distance entre l'adresse de livraison et l'IP (en km).</text:p>
          </table:table-cell>
        </table:table-row>
        <text:soft-page-break/>
        <table:table-row table:style-name="TableRow83">
          <table:table-cell table:style-name="TableCell84">
            <text:p text:style-name="Normal"><text:span text:style-name="T85">security_mismatch</text:span></text:p>
          </table:table-cell>
          <table:table-cell table:style-name="TableCell86">
            <text:p text:style-name="Normal">Score d'incohérence calculé par les systèmes bancaires.</text:p>
          </table:table-cell>
        </table:table-row>
        <table:table-row table:style-name="TableRow87">
          <table:table-cell table:style-name="TableCell88">
            <text:p text:style-name="Normal"><text:span text:style-name="T89">fraud_probability</text:span></text:p>
          </table:table-cell>
          <table:table-cell table:style-name="TableCell90">
            <text:p text:style-name="Normal">Score de confiance délivré par l'IA (0 = Sûr, 1 = Fraude).</text:p>
          </table:table-cell>
        </table:table-row>
        <table:table-row table:style-name="TableRow91">
          <table:table-cell table:style-name="TableCell92">
            <text:p text:style-name="Normal"><text:span text:style-name="T93">WoE (Weight of Evidence)</text:span></text:p>
          </table:table-cell>
          <table:table-cell table:style-name="TableCell94">
            <text:p text:style-name="Normal">Indicateur statistique de la force prédictive d'une variable.</text:p>
          </table:table-cell>
        </table:table-row>
      </table:table>
      <text:p text:style-name="Normal"><draw:custom-shape svg:x="0in" svg:y="0in" svg:width="45.51042in" svg:height="0.00139in" draw:id="id6" draw:style-name="a6" draw:name="Horizontal Line 4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5">Document généré le 19/12/2025 - Équipe Projet G4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atrick Chardavoine</meta:initial-creator>
    <dc:creator>Patrick Chardavoine</dc:creator>
    <meta:creation-date>2025-12-19T13:50:00Z</meta:creation-date>
    <dc:date>2026-01-05T09:34:00Z</dc:date>
    <meta:template xlink:href="Normal.dotm" xlink:type="simple"/>
    <meta:editing-cycles>4</meta:editing-cycles>
    <meta:editing-duration>PT1560S</meta:editing-duration>
    <meta:document-statistic meta:page-count="4" meta:paragraph-count="72" meta:word-count="699" meta:character-count="4577" meta:row-count="101" meta:non-whitespace-character-count="3941"/>
  </office:meta>
</office:document-meta>
</file>